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7.9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d0d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d0d0d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lse" table:style-name="ta1" table:print-ranges="ilse.A1:ilse.D4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clemens/workspace/Kicad/ILSE/ilse.kicad_sch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Do 09 Dez 2021 14:52:03 CET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6.0.0-rc1-unknown-99ec2b1801~144~ubuntu21.04.1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-nightly/plugins/bom_csv_grouped_by_value.py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T1, BT2</text:p>
          </table:table-cell>
          <table:table-cell table:style-name="ce2" office:value-type="string" calcext:value-type="string">
            <text:p>9 V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1, C5, C11</text:p>
          </table:table-cell>
          <table:table-cell office:value-type="string" calcext:value-type="string">
            <text:p>1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6</text:p>
          </table:table-cell>
          <table:table-cell table:style-name="ce2" office:value-type="string" calcext:value-type="string">
            <text:p>0.1u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3, C4</text:p>
          </table:table-cell>
          <table:table-cell office:value-type="string" calcext:value-type="string">
            <text:p>10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table:style-name="ce2" office:value-type="string" calcext:value-type="string">
            <text:p>47n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8, C9</text:p>
          </table:table-cell>
          <table:table-cell office:value-type="string" calcext:value-type="string">
            <text:p>22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table:style-name="ce2" office:value-type="string" calcext:value-type="string">
            <text:p>1n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12, C13</text:p>
          </table:table-cell>
          <table:table-cell office:value-type="string" calcext:value-type="string">
            <text:p>10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table:style-name="ce2" office:value-type="string" calcext:value-type="string">
            <text:p>LED Superbright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1, J4-J7</text:p>
          </table:table-cell>
          <table:table-cell office:value-type="string" calcext:value-type="string">
            <text:p>AUDIO / CV JA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style-name="ce2" office:value-type="string" calcext:value-type="string">
            <text:p>EURO RACK POWER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office:value-type="string" calcext:value-type="string">
            <text:p>CV Input Header Pin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table:style-name="ce2" office:value-type="string" calcext:value-type="string">
            <text:p>Freq Gate Jumper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Q1, Q2, Q3</text:p>
          </table:table-cell>
          <table:table-cell office:value-type="string" calcext:value-type="string">
            <text:p>BC5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4, Q5, Q6</text:p>
          </table:table-cell>
          <table:table-cell table:style-name="ce2" office:value-type="string" calcext:value-type="string">
            <text:p>BC550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1, R12, R34</text:p>
          </table:table-cell>
          <table:table-cell office:value-type="string" calcext:value-type="string">
            <text:p>4k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, R21, R23, R24, R25, R29, R37</text:p>
          </table:table-cell>
          <table:table-cell table:style-name="ce2" office:value-type="string" calcext:value-type="string">
            <text:p>47k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3, R4, R8, R20, R26, R27, R28, R36, R38, R39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6, R16</text:p>
          </table:table-cell>
          <table:table-cell table:style-name="ce2" office:value-type="string" calcext:value-type="string">
            <text:p>1k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7</text:p>
          </table:table-cell>
          <table:table-cell office:value-type="string" calcext:value-type="string">
            <text:p>20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35</text:p>
          </table:table-cell>
          <table:table-cell table:style-name="ce2" office:value-type="string" calcext:value-type="string">
            <text:p>1k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10, R11, R22</text:p>
          </table:table-cell>
          <table:table-cell office:value-type="string" calcext:value-type="string">
            <text:p>47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, R14, R17, R18</text:p>
          </table:table-cell>
          <table:table-cell table:style-name="ce2" office:value-type="string" calcext:value-type="string">
            <text:p>100k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5</text:p>
          </table:table-cell>
          <table:table-cell office:value-type="string" calcext:value-type="string">
            <text:p>1.5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9, R30, R32, R33, R40</text:p>
          </table:table-cell>
          <table:table-cell table:style-name="ce2" office:value-type="string" calcext:value-type="string">
            <text:p>10k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31</text:p>
          </table:table-cell>
          <table:table-cell office:value-type="string" calcext:value-type="string">
            <text:p>2k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table:style-name="ce2" office:value-type="string" calcext:value-type="string">
            <text:p>5kB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V2, RV4, RV5, RV6, RV7, RV8</text:p>
          </table:table-cell>
          <table:table-cell office:value-type="string" calcext:value-type="string">
            <text:p>100k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3</text:p>
          </table:table-cell>
          <table:table-cell table:style-name="ce5" office:value-type="float" office:value="500" calcext:value-type="float">
            <text:p>500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table:style-name="ce2" office:value-type="string" calcext:value-type="string">
            <text:p>LFO to Filter / Freq CV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3</text:p>
          </table:table-cell>
          <table:table-cell office:value-type="string" calcext:value-type="string">
            <text:p>Resonance L/H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1, U2</text:p>
          </table:table-cell>
          <table:table-cell table:style-name="ce4" office:value-type="string" calcext:value-type="string">
            <text:p>TL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9T15:06:22.293308044</dc:date>
    <dc:creator>Clemens Wegener</dc:creator>
    <meta:editing-duration>PT12M45S</meta:editing-duration>
    <meta:editing-cycles>2</meta:editing-cycles>
    <meta:generator>LibreOffice/7.1.7.2$Linux_X86_64 LibreOffice_project/10$Build-2</meta:generator>
    <meta:document-statistic meta:table-count="1" meta:cell-count="146" meta:object-count="0"/>
  </office:meta>
</office:document-meta>
</file>